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Nunito" svg:font-family="Nunito"/>
    <style:font-face style:name="Tahoma" svg:font-family="Tahoma, 'Liberation Sans', Helvetic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8c09" officeooo:paragraph-rsid="001c8c09"/>
    </style:style>
    <style:style style:name="P2" style:family="paragraph" style:parent-style-name="Standard">
      <style:text-properties officeooo:rsid="001c8c09" officeooo:paragraph-rsid="0020bfc3"/>
    </style:style>
    <style:style style:name="P3" style:family="paragraph" style:parent-style-name="Standard">
      <style:text-properties officeooo:rsid="001c8c09" officeooo:paragraph-rsid="0020d7af"/>
    </style:style>
    <style:style style:name="P4" style:family="paragraph" style:parent-style-name="Standard">
      <style:paragraph-properties fo:text-align="center" style:justify-single-word="false"/>
      <style:text-properties officeooo:rsid="001ec94a" officeooo:paragraph-rsid="001ec94a"/>
    </style:style>
    <style:style style:name="P5" style:family="paragraph" style:parent-style-name="Standard">
      <style:paragraph-properties fo:text-align="center" style:justify-single-word="false"/>
      <style:text-properties fo:font-size="16pt" officeooo:rsid="001ec94a" officeooo:paragraph-rsid="001ec94a" style:font-size-asian="16pt" style:font-size-complex="16pt"/>
    </style:style>
    <style:style style:name="P6" style:family="paragraph" style:parent-style-name="Standard">
      <style:paragraph-properties fo:text-align="center" style:justify-single-word="false"/>
      <style:text-properties fo:font-size="20pt" officeooo:rsid="001ec94a" officeooo:paragraph-rsid="001ec94a" style:font-size-asian="20pt" style:font-size-complex="20pt"/>
    </style:style>
    <style:style style:name="P7" style:family="paragraph" style:parent-style-name="Standard">
      <style:text-properties fo:font-style="italic" officeooo:rsid="001c8c09" officeooo:paragraph-rsid="001c8c09" style:font-style-asian="italic" style:font-style-complex="italic"/>
    </style:style>
    <style:style style:name="P8" style:family="paragraph" style:parent-style-name="Standard">
      <style:text-properties fo:font-style="italic" officeooo:rsid="001c8c09" officeooo:paragraph-rsid="001db149" style:font-style-asian="italic" style:font-style-complex="italic"/>
    </style:style>
    <style:style style:name="P9" style:family="paragraph" style:parent-style-name="Standard">
      <style:text-properties fo:font-style="italic" officeooo:rsid="001c8c09" officeooo:paragraph-rsid="0020bfc3" style:font-style-asian="italic" style:font-style-complex="italic"/>
    </style:style>
    <style:style style:name="P10" style:family="paragraph" style:parent-style-name="Standard">
      <style:text-properties officeooo:paragraph-rsid="0020bfc3"/>
    </style:style>
    <style:style style:name="T1" style:family="text">
      <style:text-properties officeooo:rsid="001db149"/>
    </style:style>
    <style:style style:name="T2" style:family="text">
      <style:text-properties officeooo:rsid="001f7040"/>
    </style:style>
    <style:style style:name="T3" style:family="text">
      <style:text-properties officeooo:rsid="0020bfc3"/>
    </style:style>
    <style:style style:name="T4" style:family="text">
      <style:text-properties officeooo:rsid="0020d7a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ciej Pacut</text:p>
      <text:p text:style-name="P6">Lista publikacji</text:p>
      <text:p text:style-name="P4"/>
      <text:p text:style-name="P4"/>
      <text:p text:style-name="P4"/>
      <text:p text:style-name="P1"><text:span text:style-name="T4">1. </text:span>Marcin Bienkowski, Chen Avin, Andreas Loukas, Maciej Pacut, Stefan Schmid</text:p>
      <text:p text:style-name="P7">Dynamic Balanced Graph Partitioning</text:p>
      <text:p text:style-name="P3">SIAM Journal on Discrete Mathematics<text:span text:style-name="T4"> (SIDMA)</text:span></text:p>
      <text:p text:style-name="P3"><text:span text:style-name="T4">status: praca zaakceptowana</text:span></text:p>
      <text:p text:style-name="P1"/>
      <text:p text:style-name="P1"/>
      <text:p text:style-name="P1"><text:span text:style-name="T4">2. </text:span>Klaus-Tycho Foerster, Maciej Pacut, Stefan Schmid</text:p>
      <text:p text:style-name="P7">On the Complexity of Non-Segregated Routing in Reconfigurable Data Center Architectures</text:p>
      <text:p text:style-name="P3">ACM SIGCOMM Computer Communication Review<text:span text:style-name="T4"> (CCR)</text:span></text:p>
      <text:p text:style-name="P3"><text:span text:style-name="T4">status: praca zaakceptowana</text:span></text:p>
      <text:p text:style-name="P1"/>
      <text:p text:style-name="P1"/>
      <text:p text:style-name="P1"><text:span text:style-name="T4">3. </text:span>Carlo Fuerst, Maciej Pacut, Stefan Schmid</text:p>
      <text:p text:style-name="P8">Data locality and replica aware virtual cluster embeddings</text:p>
      <text:p text:style-name="P2"><text:span text:style-name="T3">Elsevier Journal of Theoretical Computer Science (TCS)</text:span> 697<text:span text:style-name="T3"> (2017)</text:span>:<text:span text:style-name="T3"> strony</text:span> 37-57</text:p>
      <text:p text:style-name="P1"/>
      <text:p text:style-name="P1"/>
      <text:p text:style-name="P1"><text:span text:style-name="T4">4. </text:span>Marcin Bienkowski, Jan Marcinkowski, Maciej Pacut, Stefan Schmid, Aleksandra Spyra</text:p>
      <text:p text:style-name="P8">Online Tree Caching</text:p>
      <text:p text:style-name="P2"><text:span text:style-name="T3">ACM Symposium on Parallelism in Algorithms and Architectures (SPAA)</text:span> 2017: <text:span text:style-name="T3">strony </text:span>329-338</text:p>
      <text:p text:style-name="Standard"/>
      <text:p text:style-name="Standard"/>
      <text:p text:style-name="P1"><text:span text:style-name="T4">5. </text:span>Chen Avin, Andreas Loukas, Maciej Pacut, Stefan Schmid</text:p>
      <text:p text:style-name="P8">Online Balanced Repartitioning</text:p>
      <text:p text:style-name="P2"><text:span text:style-name="T3">International Symposium on DIStributed Computing (DISC)</text:span> 2016: <text:span text:style-name="T3">strony </text:span>243-256</text:p>
      <text:p text:style-name="Standard"/>
      <text:p text:style-name="Standard"/>
      <text:p text:style-name="P1"><text:span text:style-name="T4">6. </text:span>Carlo Fuerst, Maciej Pacut, Paolo Costa, Stefan Schmid</text:p>
      <text:p text:style-name="P9">How Hard Can It Be?:</text:p>
      <text:p text:style-name="P9">Understanding the Complexity of Replica Aware Virtual Cluster<text:span text:style-name="T1"> </text:span>Embeddings</text:p>
      <text:p text:style-name="P10"><text:span text:style-name="T3">IEEE International Conference on Network Protocols (ICNP) 2015: strony 11-21</text:span></text:p>
      <text:p text:style-name="Standard"/>
      <text:p text:style-name="Standard"/>
      <text:p text:style-name="P1"><text:span text:style-name="T4">7. </text:span>Mieczyslaw Wodecki, Wojciech Bozejko, Michal Karpinski, Maciej Pacut</text:p>
      <text:p text:style-name="P8">Multi-GPU Parallel Memetic Algorithm for Capacitated Vehicle Routing Problem</text:p>
      <text:p text:style-name="P2"><text:span text:style-name="T3">Parallel Processing and Applied Mathematics (PPAM)</text:span> 2013:<text:span text:style-name="T3"> strony</text:span> 207-2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Nunito" svg:font-family="Nunito"/>
    <style:font-face style:name="Tahoma" svg:font-family="Tahoma, 'Liberation Sans', Helvetic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1:39:26.134715370</meta:creation-date>
    <meta:generator>LibreOffice/4.2.8.2$Linux_X86_64 LibreOffice_project/420m0$Build-2</meta:generator>
    <dc:date>2019-04-14T11:55:16.851821507</dc:date>
    <meta:editing-duration>PT8M55S</meta:editing-duration>
    <meta:editing-cycles>6</meta:editing-cycles>
    <meta:document-statistic meta:table-count="0" meta:image-count="0" meta:object-count="0" meta:page-count="1" meta:paragraph-count="26" meta:word-count="188" meta:character-count="1402" meta:non-whitespace-character-count="1240"/>
  </office:meta>
</office:document-meta>
</file>